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2bc1" officeooo:paragraph-rsid="001e2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s y herramientas utilizados(Entorno de desarrollo)</text:p>
      <text:p text:style-name="P1"/>
      <text:p text:style-name="P1">Se trabajo en un sistema operativo de windows 10, con el IDE de Visual studio 2017 community version 15.6.1, con el pack Microsoft Visual C++ 2017(Al finalizar agrego toda la información del IDE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S</meta:editing-duration>
    <meta:editing-cycles>3</meta:editing-cycles>
    <meta:generator>LibreOffice/4.3.0.4$Windows_x86 LibreOffice_project/62ad5818884a2fc2e5780dd45466868d41009ec0</meta:generator>
    <dc:date>2018-11-09T18:14:56.042000000</dc:date>
    <meta:document-statistic meta:table-count="0" meta:image-count="0" meta:object-count="0" meta:page-count="1" meta:paragraph-count="2" meta:word-count="39" meta:character-count="249" meta:non-whitespace-character-count="212"/>
    <meta:user-defined meta:name="Info 1"/>
    <meta:user-defined meta:name="Info 2"/>
    <meta:user-defined meta:name="Info 3"/>
    <meta:user-defined meta:name="Info 4"/>
  </office:meta>
</office:document-meta>
</file>